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project for automating COVID-19 detection using deep learning addresses several technical, economic, and scientific challenges.</text:p>
      <text:h text:style-name="Heading_20_3" text:outline-level="3">Technical Challenges:</text:h>
      <text:p text:style-name="Text_20_body">The project tackles complex problems in medical image processing by utilizing Convolutional Neural Networks (CNNs) to detect COVID-19 on chest X-ray images. It improves existing diagnostic systems by delivering accurate and consistent results, eliminating the risks of human error and fatigue. Automation significantly reduces diagnosis time and alleviates the workload of medical professionals.</text:p>
      <text:h text:style-name="Heading_20_3" text:outline-level="3">Economic Benefits:</text:h>
      <text:p text:style-name="Text_20_body">By providing faster and more reliable COVID-19 detection, the project helps reduce costs in hospitals by potentially replacing more expensive and time-consuming testing methods like PCR tests. Additionally, it optimizes resource usage by requiring less staff for diagnosis, which is particularly beneficial in regions with limited medical resources.</text:p>
      <text:h text:style-name="Heading_20_3" text:outline-level="3">Scientific Contribution:</text:h>
      <text:p text:style-name="Text_20_body">The project advances research in medical image processing and artificial intelligence. It enhances the understanding of how deep learning algorithms can be applied to complex medical data and lays the groundwork for further applications, such as the detection of other diseases. Moreover, it promotes the development of robust models for practical use, establishing new standards in AI-powered diagnost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d dc</meta:initial-creator>
    <meta:creation-date>2024-11-21T15:47:34.03</meta:creation-date>
    <meta:document-statistic meta:table-count="0" meta:image-count="0" meta:object-count="0" meta:page-count="1" meta:paragraph-count="7" meta:word-count="181" meta:character-count="1344"/>
    <dc:date>2024-11-21T16:31:12.26</dc:date>
    <dc:creator>md dc</dc:creator>
    <meta:editing-duration>PT28M27S</meta:editing-duration>
    <meta:editing-cycles>1</meta:editing-cycles>
    <meta:generator>OpenOffice/4.1.11$Win32 OpenOffice.org_project/4111m1$Build-9808</meta:generator>
  </office:meta>
</office:document-meta>
</file>